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423cm" svg:stroke-color="#333366" draw:stroke-linejoin="miter" svg:stroke-linecap="square" draw:fill="solid" draw:fill-color="#eeeeee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svg:stroke-width="0.4cm" draw:marker-start-width="0.8cm" draw:marker-end-width="0.8cm" draw:fill="none" draw:fill-color="#bbe0e3" draw:textarea-horizontal-align="justify" draw:textarea-vertical-align="top" draw:auto-grow-height="true" fo:min-height="3.658cm" fo:padding-top="0.508cm" fo:padding-bottom="0.508cm" fo:padding-left="1.016cm" fo:padding-right="1.016cm" fo:wrap-option="wrap" draw:shadow-color="#808080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top" draw:auto-grow-height="true" fo:min-height="3.725cm" fo:padding-top="0.508cm" fo:padding-bottom="0.508cm" fo:padding-left="1.016cm" fo:padding-right="1.016cm" fo:wrap-option="wrap" draw:shadow-color="#808080"/>
    </style:style>
    <style:style style:name="gr4" style:family="graphic" style:parent-style-name="standard">
      <style:graphic-properties draw:stroke="solid" svg:stroke-width="0.423cm" svg:stroke-color="#0099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423cm" svg:stroke-color="#ffcc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23cm"/>
    </style:style>
    <style:style style:name="gr7" style:family="graphic" style:parent-style-name="standard">
      <style:graphic-properties draw:stroke="solid" svg:stroke-width="0.423cm" svg:stroke-color="#993366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solid" draw:fill-color="#eeeeee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666666" draw:fill="solid" draw:fill-color="#eeeeee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solid" draw:fill-color="#eeeeee" draw:auto-grow-height="true" draw:auto-grow-width="false" fo:max-height="0cm" fo:min-height="14.45cm"/>
    </style:style>
    <style:style style:name="gr13" style:family="graphic" style:parent-style-name="standard">
      <style:graphic-properties draw:stroke="none" svg:stroke-color="#000000" draw:fill="solid" draw:fill-color="#99cccc" draw:auto-grow-height="true" draw:auto-grow-width="false" fo:max-height="0cm" fo:min-height="0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  <style:text-properties style:font-name="Sawasdee" fo:font-size="12.8000001907349pt" fo:text-shadow="none"/>
    </style:style>
    <style:style style:name="P4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5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color="#333333" style:font-name="Droid Sans Mono1" fo:font-size="34pt" style:font-size-asian="48pt" style:font-size-complex="48pt"/>
    </style:style>
    <style:style style:name="P6" style:family="paragraph">
      <style:text-properties fo:color="#666666" style:font-name="Sawasdee" fo:font-size="46.7000007629395pt" fo:font-weight="bold" style:font-size-asian="66pt" style:font-weight-asian="bold" style:font-size-complex="66pt" style:font-weight-complex="bold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666666" fo:font-size="36pt" style:font-size-asian="36pt" style:font-size-complex="36pt"/>
    </style:style>
    <style:style style:name="P9" style:family="paragraph">
      <style:text-properties fo:color="#666666" style:font-name="Droid Sans Mono1" fo:font-size="36pt" style:font-size-asian="36pt" style:font-size-complex="36pt"/>
    </style:style>
    <style:style style:name="P10" style:family="paragraph">
      <style:text-properties fo:color="#000000" style:font-name="Ubuntu Medium" fo:font-size="32pt" style:font-size-asian="32pt" style:font-size-complex="32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8pt" style:font-size-asian="28pt" style:font-size-complex="28pt"/>
    </style:style>
    <style:style style:name="T1" style:family="text">
      <style:text-properties fo:color="#333333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2" style:family="text">
      <style:text-properties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3" style:family="text">
      <style:text-properties fo:color="#009999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4" style:family="text">
      <style:text-properties fo:color="#009900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5" style:family="text">
      <style:text-properties fo:color="#0066cc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6" style:family="text">
      <style:text-properties fo:color="#333333" style:font-name="Droid Sans Mono1" fo:font-size="48pt" fo:language="fr" fo:country="FR" style:text-underline-style="none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7" style:family="text">
      <style:text-properties fo:color="#333333" style:font-name="Droid Sans Mono1" fo:font-size="44pt" fo:language="fr" fo:country="FR" fo:font-weight="normal" style:font-name-asian="Times New Roman" style:font-size-asian="44pt" style:font-weight-asian="normal" style:font-name-complex="Times New Roman" style:font-size-complex="44pt" style:font-weight-complex="normal"/>
    </style:style>
    <style:style style:name="T8" style:family="text">
      <style:text-properties fo:color="#333333" style:font-name="Droid Sans Mono1" fo:font-size="44pt" fo:language="fr" fo:country="FR" fo:font-weight="bold" style:font-name-asian="Times New Roman" style:font-size-asian="44pt" style:font-weight-asian="bold" style:font-name-complex="Times New Roman" style:font-size-complex="44pt" style:font-weight-complex="bold"/>
    </style:style>
    <style:style style:name="T9" style:family="text">
      <style:text-properties fo:color="#333333" style:font-name="Droid Sans Mono1" fo:font-size="40pt" fo:language="fr" fo:country="FR" fo:font-weight="normal" style:font-name-asian="Times New Roman" style:font-size-asian="40pt" style:font-weight-asian="normal" style:font-name-complex="Times New Roman" style:font-size-complex="40pt" style:font-weight-complex="normal"/>
    </style:style>
    <style:style style:name="T10" style:family="text">
      <style:text-properties fo:color="#666666" style:font-name="Sawasdee" fo:font-size="66pt" fo:font-weight="bold" style:font-size-asian="66pt" style:font-weight-asian="bold" style:font-size-complex="66pt" style:font-weight-complex="bold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666666" style:font-name="Droid Sans Mono1" fo:font-size="36pt" style:font-size-asian="36pt" style:font-size-complex="36pt"/>
    </style:style>
    <style:style style:name="T13" style:family="text">
      <style:text-properties fo:color="#000000" style:font-name="Arial3" fo:font-size="36pt" style:font-size-asian="36pt" style:font-size-complex="36pt"/>
    </style:style>
    <style:style style:name="T14" style:family="text">
      <style:text-properties fo:color="#000000" style:font-name="Arial3" fo:font-size="36pt" fo:text-shadow="1pt 1pt" style:font-size-asian="36pt" style:font-size-complex="36pt"/>
    </style:style>
    <style:style style:name="T15" style:family="text">
      <style:text-properties fo:color="#000000" fo:font-size="36pt" style:font-size-asian="36pt" style:font-size-complex="36pt"/>
    </style:style>
    <style:style style:name="T16" style:family="text">
      <style:text-properties fo:color="#666666" fo:font-size="36pt" style:font-size-asian="36pt" style:font-size-complex="36pt"/>
    </style:style>
    <style:style style:name="T17" style:family="text">
      <style:text-properties fo:font-size="36pt" fo:text-shadow="1pt 1pt" style:font-size-asian="36pt" style:font-size-complex="36pt"/>
    </style:style>
    <style:style style:name="T18" style:family="text">
      <style:text-properties fo:color="#000000" style:font-name="Arial3" fo:font-size="36pt" fo:text-shadow="none" style:font-size-asian="36pt" style:font-size-complex="36pt"/>
    </style:style>
    <style:style style:name="T19" style:family="text">
      <style:text-properties fo:color="#666666" style:font-name="Droid Sans Mono1" fo:font-size="32pt" fo:text-shadow="none" style:font-size-asian="32pt" style:font-size-complex="32pt"/>
    </style:style>
    <style:style style:name="T20" style:family="text">
      <style:text-properties fo:color="#000000" style:font-name="Ubuntu Medium" fo:font-size="32pt" style:font-size-asian="32pt" style:font-size-complex="32pt"/>
    </style:style>
    <style:style style:name="T21" style:family="text">
      <style:text-properties fo:color="#000000" style:font-name="Ubuntu Medium" fo:font-size="32pt" fo:text-shadow="1pt 1pt" fo:font-weight="bold" style:font-size-asian="32pt" style:font-weight-asian="bold" style:font-size-complex="32pt" style:font-weight-complex="bold"/>
    </style:style>
    <style:style style:name="T22" style:family="text">
      <style:text-properties fo:color="#000000" style:font-name="Ubuntu Medium" fo:font-size="32pt" fo:text-shadow="none" style:font-size-asian="32pt" style:font-size-complex="32pt"/>
    </style:style>
    <style:style style:name="T23" style:family="text">
      <style:text-properties fo:color="#000000" style:font-name="Ubuntu Medium" fo:font-size="32pt" fo:text-shadow="none" fo:font-weight="bold" style:font-size-asian="32pt" style:font-weight-asian="bold" style:font-size-complex="32pt" style:font-weight-complex="bold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color="#666666" style:font-name="Droid Sans Mono1"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4.473cm" svg:height="5.348cm" svg:x="1.627cm" svg:y="0.7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4cm" svg:height="4.674cm" svg:x="1.3cm" svg:y="1.403cm">
          <text:p text:style-name="P2"><text:span text:style-name="T1">(=</text:span><text:span text:style-name="T2"> </text:span><text:span text:style-name="T3">HY</text:span><text:span text:style-name="T2"> </text:span><text:span text:style-name="T1">(+</text:span><text:span text:style-name="T2"> </text:span><text:span text:style-name="T4">PYTHON</text:span><text:span text:style-name="T2"> </text:span><text:span text:style-name="T5">LISP</text:span><text:span text:style-name="T2"> </text:span><text:span text:style-name="T1">) )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60.22cm" svg:height="4.741cm" svg:x="58cm" svg:y="1.2cm">
          <text:list text:style-name="L1">
            <text:list-header>
              <text:p text:style-name="P4"><text:span text:style-name="T6">Eléonore Mayola</text:span><text:span text:style-name="T7">, PhD - @EleonoreMayola</text:span><text:span text:style-name="T8"> </text:span></text:p>
            </text:list-header>
            <text:list-item>
              <text:p text:style-name="P4"><text:span text:style-name="T9">Junior data scientist @MastodonC, organiser @PyLadiesLond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4.6cm" svg:height="22.791cm" svg:x="1.8cm" svg:y="19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62.3cm" svg:y="1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1.7cm" svg:y="49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62.3cm" svg:y="49.4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15.1cm" svg:height="6.626cm" svg:x="1.7cm" svg:y="8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3.013cm" svg:height="3.044cm" svg:x="2.987cm" svg:y="10.769cm">
          <draw:text-box>
            <text:p><text:span text:style-name="T10">About Lisp</text:span></text:p>
          </draw:text-box>
        </draw:frame>
        <draw:frame draw:style-name="gr6" draw:text-style-name="P6" draw:layer="layout" svg:width="13.013cm" svg:height="3.044cm" svg:x="2.688cm" svg:y="19.669cm">
          <draw:text-box>
            <text:p><text:span text:style-name="T10">Intro to Hy</text:span></text:p>
          </draw:text-box>
        </draw:frame>
        <draw:frame draw:style-name="gr6" draw:text-style-name="P6" draw:layer="layout" svg:width="13.013cm" svg:height="5.837cm" svg:x="63.089cm" svg:y="19.669cm">
          <draw:text-box>
            <text:p><text:span text:style-name="T10">A Hy programme</text:span></text:p>
          </draw:text-box>
        </draw:frame>
        <draw:frame draw:style-name="gr6" draw:text-style-name="P6" draw:layer="layout" svg:width="13.013cm" svg:height="5.837cm" svg:x="2.689cm" svg:y="50.069cm">
          <draw:text-box>
            <text:p><text:span text:style-name="T10">Hy under the hood</text:span></text:p>
          </draw:text-box>
        </draw:frame>
        <draw:frame draw:style-name="gr6" draw:text-style-name="P6" draw:layer="layout" svg:width="13.013cm" svg:height="8.63cm" svg:x="63.49cm" svg:y="50.07cm">
          <draw:text-box>
            <text:p><text:span text:style-name="T10">Other features of Hy</text:span></text:p>
          </draw:text-box>
        </draw:frame>
        <draw:custom-shape draw:style-name="gr7" draw:text-style-name="P1" draw:layer="layout" svg:width="115.1cm" svg:height="6.626cm" svg:x="1.7cm" svg:y="75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42.2cm" svg:height="4.823cm" svg:x="16cm" svg:y="9.7cm">
          <draw:text-box>
            <text:list text:style-name="L2">
              <text:list-item>
                <text:p><text:span text:style-name="T11"><text:s/></text:span><text:span text:style-name="T11">1958: second oldest high-level programming language still in use today</text:span></text:p>
              </text:list-item>
              <text:list-item>
                <text:p><text:span text:style-name="T11"><text:s/></text:span><text:span text:style-name="T11">Created as a practical mathematical notation for computer programmes</text:span></text:p>
              </text:list-item>
              <text:list-item>
                <text:p><text:span text:style-name="T11"><text:s/></text:span><text:span text:style-name="T11">Became the most widely used language in Artificial Intelligence research</text:span></text:p>
              </text:list-item>
            </text:list>
          </draw:text-box>
        </draw:frame>
        <draw:frame draw:style-name="gr8" draw:text-style-name="P7" draw:layer="layout" svg:width="53.8cm" svg:height="4.823cm" svg:x="63cm" svg:y="9.801cm">
          <draw:text-box>
            <text:list text:style-name="L2">
              <text:list-item>
                <text:p><text:span text:style-name="T11"><text:s/></text:span><text:span text:style-name="T11">Characterised by parenthesised lists: </text:span></text:p>
                <text:p><text:span text:style-name="T12">(function argument1 argument2)</text:span></text:p>
              </text:list-item>
              <text:list-item>
                <text:p><text:span text:style-name="T12"><text:s/></text:span><text:span text:style-name="T13">Today Lisp dialects are used for general purpose; Common Lisp, Scheme, Clojure, and Hy</text:span></text:p>
              </text:list-item>
            </text:list>
          </draw:text-box>
        </draw:frame>
        <draw:frame draw:style-name="gr9" draw:layer="layout" svg:width="41cm" svg:height="7.109cm" svg:x="15.3cm" svg:y="19.343cm">
          <draw:text-box>
            <text:p><text:span text:style-name="T11">Hy is a Lisp dialect that converts its structure to Python. Within Hy you have access to all of Python data structures and the standard library. </text:span></text:p>
            <text:p><text:span text:style-name="T11">It's as <text:s/>easy as </text:span><text:span text:style-name="T12">(print "Hello, world!")</text:span><text:span text:style-name="T11">. <text:s/></text:span></text:p>
            <text:p><text:span text:style-name="T13">Try Hy in your browser at </text:span><text:span text:style-name="T14">try-hy.appspot.com/</text:span></text:p>
            <text:p/>
          </draw:text-box>
        </draw:frame>
        <draw:frame draw:style-name="gr10" draw:layer="layout" svg:width="22cm" svg:height="6.347cm" svg:x="2.9cm" svg:y="25.609cm">
          <draw:text-box>
            <text:p><text:span text:style-name="T11">Calculations go from</text:span></text:p>
            <text:p><text:span text:style-name="T12">(3.5 + 5.1 + 4.6) / 3</text:span></text:p>
            <text:p><text:span text:style-name="T11">to</text:span></text:p>
            <text:p><text:span text:style-name="T12">(/ (+ 3.5 5.1 4.6) 3)</text:span></text:p>
          </draw:text-box>
        </draw:frame>
        <draw:frame draw:style-name="gr11" draw:text-style-name="P8" draw:layer="layout" svg:width="28.4cm" svg:height="15.491cm" svg:x="26.6cm" svg:y="25.7cm">
          <draw:text-box>
            <text:p><text:span text:style-name="T15">For loop example:</text:span></text:p>
            <text:p><text:span text:style-name="T16"/></text:p>
            <text:p><text:span text:style-name="T12">=&gt; (for [i (range 6)]</text:span></text:p>
            <text:p><text:span text:style-name="T12">... (print (+ "i equals " (str i))))</text:span></text:p>
            <text:p><text:span text:style-name="T12">i equals 0</text:span></text:p>
            <text:p><text:span text:style-name="T12">i equals 1</text:span></text:p>
            <text:p><text:span text:style-name="T12">i equals 2</text:span></text:p>
            <text:p><text:span text:style-name="T12">i equals 3</text:span></text:p>
            <text:p><text:span text:style-name="T12">i equals 4</text:span></text:p>
            <text:p><text:span text:style-name="T12">i equals 5</text:span></text:p>
          </draw:text-box>
        </draw:frame>
        <draw:frame draw:style-name="gr10" draw:layer="layout" svg:width="22cm" svg:height="7.871cm" svg:x="2.8cm" svg:y="33.32cm">
          <draw:text-box>
            <text:p><text:span text:style-name="T11">If/else statement example:</text:span></text:p>
            <text:p><text:span text:style-name="T12">=&gt; (if (= 3 (+ 1 2))</text:span></text:p>
            <text:p><text:span text:style-name="T12">... (print "This is true")</text:span></text:p>
            <text:p><text:span text:style-name="T12">... (print "This is false"))</text:span></text:p>
            <text:p><text:span text:style-name="T12">This is true</text:span></text:p>
          </draw:text-box>
        </draw:frame>
        <draw:frame draw:style-name="gr12" draw:text-style-name="P9" draw:layer="layout" svg:width="37.7cm" svg:height="15.491cm" svg:x="63.3cm" svg:y="25.7cm">
          <draw:text-box>
            <text:p text:style-name="P9"><text:span text:style-name="T12">(defn analyse-texts [dirpath]</text:span></text:p>
            <text:p text:style-name="P9"><text:span text:style-name="T12"><text:s text:c="2"/></text:span><text:span text:style-name="T12">(setv text-files (list-text-files dirpath))</text:span></text:p>
            <text:p text:style-name="P9"><text:span text:style-name="T12"><text:s text:c="2"/></text:span><text:span text:style-name="T12">(list (map (fn [f]</text:span></text:p>
            <text:p text:style-name="P9"><text:span text:style-name="T12"><text:s text:c="15"/></text:span><text:span text:style-name="T12">(setv filename f)</text:span></text:p>
            <text:p text:style-name="P9"><text:span text:style-name="T12"><text:s text:c="15"/></text:span><text:span text:style-name="T12">(-&gt; f</text:span></text:p>
            <text:p text:style-name="P9"><text:span text:style-name="T12"><text:s text:c="19"/></text:span><text:span text:style-name="T12">read-text</text:span></text:p>
            <text:p text:style-name="P9"><text:span text:style-name="T12"><text:s text:c="19"/></text:span><text:span text:style-name="T12">clean-text</text:span></text:p>
            <text:p text:style-name="P9"><text:span text:style-name="T12"><text:s text:c="19"/></text:span><text:span text:style-name="T12">remove-stopwords</text:span></text:p>
            <text:p text:style-name="P9"><text:span text:style-name="T12"><text:s text:c="19"/></text:span><text:span text:style-name="T12">(summarise-text filename)))</text:span></text:p>
            <text:p text:style-name="P9"><text:span text:style-name="T12"><text:s text:c="13"/></text:span><text:span text:style-name="T12">text-files)))</text:span></text:p>
          </draw:text-box>
        </draw:frame>
        <draw:frame draw:style-name="gr9" draw:layer="layout" svg:width="40.9cm" svg:height="7.109cm" svg:x="76cm" svg:y="19.243cm">
          <draw:text-box>
            <text:p><text:span text:style-name="T11">I wrote an example Hy programme to “analyse” text files. You can find it at </text:span><text:span text:style-name="T17">bit.ly/text-analysis-hy</text:span><text:span text:style-name="T14">.</text:span></text:p>
            <text:p><text:span text:style-name="T18">My imports : </text:span><text:span text:style-name="T19">(import os re pprint [collections [Counter]])</text:span></text:p>
            <text:p><text:span text:style-name="T18">Here what the function performing the analysis looks like: </text:span></text:p>
            <text:p/>
          </draw:text-box>
        </draw:frame>
        <draw:frame draw:style-name="gr13" draw:text-style-name="P10" draw:layer="layout" svg:width="55cm" svg:height="2.959cm" svg:x="1.6cm" svg:y="42.8cm">
          <draw:text-box>
            <text:p text:style-name="P10"><text:span text:style-name="T20">* See more code examples at </text:span><text:span text:style-name="T21">bit.ly/try-hy</text:span></text:p>
            <text:p text:style-name="P10"><text:span text:style-name="T22">* Get started with Hy by following instructions at</text:span><text:span text:style-name="T23"> </text:span><text:span text:style-name="T21">docs.hylang.org/en/latest/quickstart.html</text:span></text:p>
          </draw:text-box>
        </draw:frame>
        <draw:frame draw:style-name="gr9" draw:text-style-name="P7" draw:layer="layout" svg:width="10.2cm" svg:height="1.775cm" svg:x="2.2cm" svg:y="76.2cm">
          <draw:text-box>
            <text:p text:style-name="P7"><text:span text:style-name="T11">References:</text:span></text:p>
          </draw:text-box>
        </draw:frame>
        <draw:frame draw:style-name="gr10" draw:text-style-name="P11" draw:layer="layout" svg:width="21cm" svg:height="2.959cm" svg:x="10.4cm" svg:y="76.441cm">
          <draw:text-box>
            <text:p text:style-name="P11"><text:span text:style-name="T24">My repository for this poster: </text:span><text:span text:style-name="T25">github.com/Eleonore9/hy-python-lisp</text:span></text:p>
          </draw:text-box>
        </draw:frame>
        <draw:frame draw:style-name="gr9" draw:text-style-name="P12" draw:layer="layout" svg:width="15.7cm" svg:height="16.334cm" svg:x="101.2cm" svg:y="25.324cm">
          <draw:text-box>
            <text:p text:style-name="P12"><text:span text:style-name="T26">“</text:span><text:span text:style-name="T27">defn</text:span><text:span text:style-name="T26">” the function definition, inspired from Clojure</text:span></text:p>
            <text:p text:style-name="P12"><text:span text:style-name="T28"/></text:p>
            <text:p text:style-name="P12"><text:span text:style-name="T26">“</text:span><text:span text:style-name="T27">setv</text:span><text:span text:style-name="T26">” sets a variable by binding a symbol to a value, a function...</text:span></text:p>
            <text:p text:style-name="P12"><text:span text:style-name="T28"/></text:p>
            <text:p text:style-name="P12"><text:span text:style-name="T26">“</text:span><text:span text:style-name="T27">fn</text:span><text:span text:style-name="T26">” the anonymous function</text:span></text:p>
            <text:p text:style-name="P12"><text:span text:style-name="T28"/></text:p>
            <text:p text:style-name="P12"><text:span text:style-name="T26">“</text:span><text:span text:style-name="T27">map</text:span><text:span text:style-name="T26">” returns an iterable that applies the anonymous function to each file in the text-files list.</text:span></text:p>
            <text:p text:style-name="P12"><text:span text:style-name="T28"/></text:p>
            <text:p text:style-name="P12"><text:span text:style-name="T26">“</text:span><text:span text:style-name="T27">-&gt;</text:span><text:span text:style-name="T26">” the thread first, inspired from Clojure. Enables function chaining w/o several levels of nesting.</text:span></text:p>
          </draw:text-box>
        </draw:frame>
        <draw:frame draw:style-name="gr13" draw:text-style-name="P10" draw:layer="layout" svg:width="55cm" svg:height="2.959cm" svg:x="62.2cm" svg:y="42.801cm">
          <draw:text-box>
            <text:p text:style-name="P10"><text:span text:style-name="T20">You can define a “main” function to reproduce the “if __name__ == '__main__'” behaviour.</text:span></text:p>
            <text:p text:style-name="P10"><text:span text:style-name="T20">By using </text:span><text:span text:style-name="T29">(defmain [&amp;rest args] …)</text:span><text:span text:style-name="T20">, you can run a main from the command line with its arguments.</text:span></text:p>
          </draw:text-box>
        </draw:frame>
        <presentation:notes draw:style-name="dp2">
          <draw:page-thumbnail draw:style-name="gr14" draw:layer="layout" svg:width="6.738cm" svg:height="9.525cm" svg:x="6.156cm" svg:y="1.904cm" draw:page-number="1" presentation:class="page"/>
          <draw:frame presentation:style-name="pr1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633" draw:marker-start-width="0.2cm" draw:marker-start-center="false" draw:marker-end-width="0.2cm" draw:marker-end-center="false" draw:fill="solid" draw:fill-color="#1c1c1c" draw:opacity="6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dddddd" draw:marker-start-width="0.35cm" draw:marker-end-width="0.35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508cm" fo:padding-bottom="0.508cm" fo:padding-left="1.016cm" fo:padding-right="1.01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508cm" fo:padding-bottom="0.508cm" fo:padding-left="1.016cm" fo:padding-right="1.016cm">
        <text:list-style style:name="Default-outline1">
          <text:list-level-style-bullet text:level="1" text:bullet-char="•">
            <style:list-level-properties text:min-label-width="3.81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066cm" text:min-label-width="3.1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 text:min-label-width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 text:min-label-width="2.5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 text:min-label-width="2.54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7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6.354cm"/>
          <style:tab-stop style:position="16.51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90.59999847412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12.06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79.3000030517578pt" fo:font-style="normal" fo:text-shadow="none" style:text-underline-style="none" fo:font-weight="normal" style:font-size-asian="112pt" style:font-style-asian="normal" style:font-weight-asian="normal" style:font-size-complex="11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5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68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06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08cm" fo:padding-bottom="0.508cm" fo:padding-left="1.016cm" fo:padding-right="1.01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4.59999847412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76pt" style:font-style-asian="normal" style:font-weight-asian="normal" style:font-name-complex="FreeSans" style:font-family-complex="FreeSans" style:font-family-generic-complex="system" style:font-pitch-complex="variable" style:font-size-complex="17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18.82cm" fo:page-height="84.1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8.25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5.679cm" svg:x="1cm" svg:y="2.573cm"/>
      <draw:page-thumbnail draw:layer="backgroundobjects" svg:width="8.024cm" svg:height="5.679cm" svg:x="1cm" svg:y="9.859cm"/>
      <draw:page-thumbnail draw:layer="backgroundobjects" svg:width="8.024cm" svg:height="5.679cm" svg:x="1cm" svg:y="17.145cm"/>
      <draw:page-thumbnail draw:layer="backgroundobjects" svg:width="8.024cm" svg:height="5.679cm" svg:x="10.025cm" svg:y="2.573cm"/>
      <draw:page-thumbnail draw:layer="backgroundobjects" svg:width="8.024cm" svg:height="5.679cm" svg:x="10.025cm" svg:y="9.859cm"/>
      <draw:page-thumbnail draw:layer="backgroundobjects" svg:width="8.024cm" svg:height="5.679cm" svg:x="10.025cm" svg:y="17.145cm"/>
    </style:handout-master>
    <style:master-page style:name="Default" style:page-layout-name="PM1" draw:style-name="Mdp1">
      <draw:frame presentation:style-name="Default-title" draw:layer="backgroundobjects" svg:width="106.949cm" svg:height="13.997cm" svg:x="5.934cm" svg:y="3.37cm" presentation:class="title" presentation:placeholder="true">
        <draw:text-box/>
      </draw:frame>
      <draw:frame presentation:style-name="Default-outline1" draw:layer="backgroundobjects" svg:width="106.949cm" svg:height="55.508cm" svg:x="5.934cm" svg:y="19.628cm" presentation:class="outline" presentation:placeholder="true">
        <draw:text-box/>
      </draw:frame>
      <draw:frame presentation:style-name="Mpr1" draw:layer="backgroundobjects" svg:width="27.741cm" svg:height="5.844cm" svg:x="5.934cm" svg:y="76.595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37.638cm" svg:height="5.844cm" svg:x="40.59cm" svg:y="76.595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27.741cm" svg:height="5.844cm" svg:x="85.143cm" svg:y="76.595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6.738cm" svg:height="9.525cm" svg:x="6.15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Cindy</meta:initial-creator>
    <meta:creation-date>2008-01-14T09:26:04.383000000</meta:creation-date>
    <dc:date>2016-05-22T19:37:17.712573828</dc:date>
    <meta:editing-cycles>254</meta:editing-cycles>
    <meta:editing-duration>P3DT33S</meta:editing-duration>
    <meta:generator>LibreOffice/4.2.8.2$Linux_X86_64 LibreOffice_project/420m0$Build-2</meta:generator>
    <meta:document-statistic meta:object-count="51"/>
  </office:meta>
</office:document-meta>
</file>